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d644" officeooo:paragraph-rsid="0018d644"/>
    </style:style>
    <style:style style:name="P2" style:family="paragraph" style:parent-style-name="Standard">
      <style:text-properties fo:language="en" fo:country="US" officeooo:rsid="0018d644" officeooo:paragraph-rsid="0027a4a3"/>
    </style:style>
    <style:style style:name="P3" style:family="paragraph" style:parent-style-name="Standard">
      <style:text-properties fo:language="en" fo:country="US" officeooo:paragraph-rsid="0018d644"/>
    </style:style>
    <style:style style:name="P4" style:family="paragraph" style:parent-style-name="Standard">
      <style:text-properties fo:language="en" fo:country="US" officeooo:rsid="001d2ef3" officeooo:paragraph-rsid="001d2ef3"/>
    </style:style>
    <style:style style:name="P5" style:family="paragraph" style:parent-style-name="Standard">
      <style:text-properties fo:language="en" fo:country="US" officeooo:rsid="001d2ef3" officeooo:paragraph-rsid="001f9d3b"/>
    </style:style>
    <style:style style:name="P6" style:family="paragraph" style:parent-style-name="Standard">
      <style:text-properties fo:language="en" fo:country="US" officeooo:rsid="0027a4a3" officeooo:paragraph-rsid="0027a4a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3fff" style:font-weight-asian="normal" style:font-weight-complex="normal"/>
    </style:style>
    <style:style style:name="T3" style:family="text">
      <style:text-properties fo:font-weight="normal" officeooo:rsid="0018d644" style:font-weight-asian="normal" style:font-weight-complex="normal"/>
    </style:style>
    <style:style style:name="T4" style:family="text">
      <style:text-properties fo:font-weight="normal" officeooo:rsid="001f9d3b" style:font-weight-asian="normal" style:font-weight-complex="normal"/>
    </style:style>
    <style:style style:name="T5" style:family="text">
      <style:text-properties fo:font-weight="normal" officeooo:rsid="00212e03" style:font-weight-asian="normal" style:font-weight-complex="normal"/>
    </style:style>
    <style:style style:name="T6" style:family="text">
      <style:text-properties fo:font-weight="normal" officeooo:rsid="00217475" style:font-weight-asian="normal" style:font-weight-complex="normal"/>
    </style:style>
    <style:style style:name="T7" style:family="text">
      <style:text-properties fo:font-weight="normal" officeooo:rsid="00236b23" style:font-weight-asian="normal" style:font-weight-complex="normal"/>
    </style:style>
    <style:style style:name="T8" style:family="text">
      <style:text-properties fo:font-weight="normal" officeooo:rsid="0024cc27" style:font-weight-asian="normal" style:font-weight-complex="normal"/>
    </style:style>
    <style:style style:name="T9" style:family="text">
      <style:text-properties fo:font-weight="normal" officeooo:rsid="00251e55" style:font-weight-asian="normal" style:font-weight-complex="normal"/>
    </style:style>
    <style:style style:name="T10" style:family="text">
      <style:text-properties fo:font-weight="normal" officeooo:rsid="0026fd5d" style:font-weight-asian="normal" style:font-weight-complex="normal"/>
    </style:style>
    <style:style style:name="T11" style:family="text">
      <style:text-properties fo:font-weight="normal" officeooo:rsid="0027a4a3" style:font-weight-asian="normal" style:font-weight-complex="normal"/>
    </style:style>
    <style:style style:name="T12" style:family="text">
      <style:text-properties fo:font-weight="normal" officeooo:rsid="0028d409" style:font-weight-asian="normal" style:font-weight-complex="normal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1a3fff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1c3027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1f1724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officeooo:rsid="001f9d3b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24cc27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officeooo:rsid="00251e55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:</text:p>
      <text:p text:style-name="P1"/>
      <text:p text:style-name="P1">The material used was Epoc+ of Emotiv, that can take waves <text:span text:style-name="T1">from 0.16 Hz until 43 Hz(Comparison chart, 2019). As well, some codes in c language were used during tests.</text:span></text:p>
      <text:p text:style-name="P1"><text:span text:style-name="T1"/></text:p>
      <text:p text:style-name="P1"><text:span text:style-name="T1">Method:</text:span></text:p>
      <text:p text:style-name="P1"><text:span text:style-name="T1"/></text:p>
      <text:p text:style-name="P1"><text:span text:style-name="T1">1- group:</text:span></text:p>
      <text:p text:style-name="P1"><text:span text:style-name="T1"/></text:p>
      <text:p text:style-name="P3"><text:span text:style-name="T3">The group of volunteers was taken from the newcomers class of 2018-2ºsemester of Federal University of Uberlandia Computation </text:span><text:span text:style-name="T2">F</text:span><text:span text:style-name="T3">aculty. <text:s/></text:span><text:span text:style-name="T2">Due to the difficult of building a </text:span><text:bookmark text:name="tw-target-text"/><text:span text:style-name="T14">probability sample in a class with around 60 students, it was opted for a not probability sample. Although, it would not affect the results of the research, because not probability sample many times have similar results with probability samples (Manzato, 2012). T</text:span><text:span text:style-name="T15">he 4 students were choosen randomly, being 3 men and 1 woman.</text:span></text:p>
      <text:p text:style-name="P3"><text:span text:style-name="T15"/></text:p>
      <text:p text:style-name="P4"><text:span text:style-name="T15">2- </text:span><text:span text:style-name="T13">Proposed Activities:</text:span></text:p>
      <text:p text:style-name="P4"><text:span text:style-name="T13"/></text:p>
      <text:p text:style-name="P4"><text:span text:style-name="T13">During 2 semesters 5 data collects were made, </text:span><text:span text:style-name="T18">around 15 minutes each</text:span><text:span text:style-name="T13">, 2 on the first semester and 3 <text:s/>on the second </text:span><text:span text:style-name="T19">semester</text:span><text:span text:style-name="T13">, it happened because of a problem with internet during the second data collect of the first semester. The activities proposed in each one were :</text:span></text:p>
      <text:p text:style-name="P4"><text:span text:style-name="T13"/></text:p>
      <text:p text:style-name="P4"><text:span text:style-name="T13"><text:s text:c="14"/>1- <text:s/></text:span><text:span text:style-name="T16">The data was collected using the Software Xavier Control panel 3.5.1 and annotated handly <text:s/>on Microsoft excel tables. </text:span></text:p>
      <text:p text:style-name="P4"><text:span text:style-name="T16"><text:tab/>The proposed activity was a semi-structured interview with the following questions:</text:span></text:p>
      <text:p text:style-name="P4"><text:span text:style-name="T16"><text:s text:c="14"/>Question 1 - Describe How was your experience and hopes after enter the first time in the university. Some of that hopes were fulfilled ? </text:span></text:p>
      <text:p text:style-name="P4"><text:span text:style-name="T16"><text:s text:c="13"/>Question 2 <text:s/>- </text:span><text:span text:style-name="T17">There a lot differences between academic life before and after entering a university. Can you city some of them that happened to you? Which of them affected you the most ?</text:span></text:p>
      <text:p text:style-name="P4"><text:span text:style-name="T17"><text:tab/>Question 3 – How your relationship with the professors is?</text:span></text:p>
      <text:p text:style-name="P5"><text:span text:style-name="T17"><text:tab/>Question 4 – Many times university is the begin of adult life adding some new responsibilities. Did you have any new responsibilities after entering university ? How do you deal with them ?</text:span></text:p>
      <text:p text:style-name="P5"><text:span text:style-name="T17"><text:s/></text:span></text:p>
      <text:p text:style-name="P1"><text:span text:style-name="T2"><text:s text:c="12"/></text:span><text:span text:style-name="T4">Each of these question were made with one goal :</text:span></text:p>
      <text:p text:style-name="P1"><text:span text:style-name="T4"><text:tab/>1- Try to persuade the student to feel as he did with his first experiences at university;</text:span></text:p>
      <text:p text:style-name="P1"><text:span text:style-name="T4"><text:tab/>2- <text:s/></text:span><text:span text:style-name="T5">To influence the volunteer to ponder about how his life has changed and if those changes were good or bad;</text:span></text:p>
      <text:p text:style-name="P1"><text:span text:style-name="T5"><text:tab/>3 and 4 – </text:span><text:span text:style-name="T6">The main goal of it is to persuade the student to think about his new life at university, new relationships and how they feel about it.</text:span></text:p>
      <text:p text:style-name="P1"><text:span text:style-name="T6"/></text:p>
      <text:p text:style-name="P1"><text:span text:style-name="T6"><text:s text:c="11"/>2 <text:s/>- The Second data collect was not concluded.</text:span></text:p>
      <text:p text:style-name="P1"><text:span text:style-name="T6"/></text:p>
      <text:p text:style-name="P1"><text:span text:style-name="T6"><text:s text:c="11"/>3 - <text:s/>That data collect was made using 2 software Xavier control panel 3.5.1 and EmotivBCI Both are free distributed by Emotiv. The proposed activity was programming in c language, which is contemplate by first semester grade of the course. A program c was given to them, that program had a s</text:span><text:span text:style-name="T7">yntax</text:span><text:span text:style-name="T6"> problem </text:span><text:span text:style-name="T7">and they should correct it.</text:span><text:span text:style-name="T6"> </text:span></text:p>
      <text:p text:style-name="P1"><text:span text:style-name="T6"/></text:p>
      <text:p text:style-name="P1"><text:span text:style-name="T6"><text:s text:c="11"/></text:span><text:span text:style-name="T8">4- This collect was made on the second semester of the research. It, also, was a semi-structured interview with the following questions:</text:span></text:p>
      <text:p text:style-name="P1"><text:span text:style-name="T8"><text:tab/></text:span><text:span text:style-name="T9">Question </text:span><text:span text:style-name="T8">1- Describe how was the experience in the previous semester.</text:span></text:p>
      <text:p text:style-name="P1"><text:soft-page-break/><text:span text:style-name="T8"><text:tab/></text:span><text:span text:style-name="T9">Question 2 – How did you feel returning to university after vacation ? This feeling can on some way influence your future choices ?</text:span></text:p>
      <text:p text:style-name="P1"><text:span text:style-name="T9"><text:tab/>Question 3 – How your relationship with professors is ? Compare with the professors on the previous semester. How do you deal with bad professors ?</text:span></text:p>
      <text:p text:style-name="P1"><text:span text:style-name="T9"/></text:p>
      <text:p text:style-name="P1"><text:span text:style-name="T9"><text:tab/></text:span><text:span text:style-name="T10">Each of these questions were made with a goal:</text:span></text:p>
      <text:p text:style-name="P1"><text:span text:style-name="T10"><text:tab/></text:span></text:p>
      <text:p text:style-name="P1"><text:span text:style-name="T10"><text:tab/>1 – Try to persuade the student to think about his experience on the previous semester;</text:span></text:p>
      <text:p text:style-name="P1"><text:span text:style-name="T10"><text:tab/>2 – To influence the student to ponder about how his previous experiences affected his will to study and continue coming to college;</text:span></text:p>
      <text:p text:style-name="P1"><text:span text:style-name="T10"><text:s/><text:tab/>3 - <text:s/>The main goal is to persuade the student to think about how his behavior with professors has changed or not.</text:span></text:p>
      <text:p text:style-name="P1"><text:span text:style-name="T10"/></text:p>
      <text:p text:style-name="P2"><text:span text:style-name="T10"><text:s text:c="11"/>5 <text:s/>- The proposed activity was a </text:span><text:span text:style-name="T11">integral </text:span><text:span text:style-name="T10">calculus one, They had 15 minutes to solve t</text:span><text:span text:style-name="T11">he following:</text:span></text:p>
      <text:p text:style-name="P2"><text:span text:style-name="T11"/></text:p>
      <text:p text:style-name="P2"><text:span text:style-name="T11"><text:s text:c="21"/>1- <text:s text:c="5"/>dx/ sen² (3x-1)</text:span></text:p>
      <text:p text:style-name="P2"><text:span text:style-name="T11"><text:tab/><text:tab/></text:span></text:p>
      <text:p text:style-name="P2"><text:span text:style-name="T11"><text:tab/><text:tab/>2- <text:s text:c="2"/>(x² + 2x)e ^ x dx</text:span></text:p>
      <text:p text:style-name="P2"><text:span text:style-name="T11"><text:tab/><text:tab/></text:span></text:p>
      <text:p text:style-name="P6"><text:span text:style-name="T1"><text:s text:c="22"/>3- Sqrt(a² – x²)/x² dx</text:span></text:p>
      <text:p text:style-name="P6"><text:span text:style-name="T1"><text:tab/>6 – The proposed activity was equal to the 5, only different functions were proposed:</text:span></text:p>
      <text:p text:style-name="P6"><text:span text:style-name="T1"><text:tab/><text:tab/>1- cosec(u)*cotg(u) du</text:span></text:p>
      <text:p text:style-name="P6"><text:span text:style-name="T1"><text:tab/><text:tab/>2- int[1,2] x ln x dx</text:span></text:p>
      <text:p text:style-name="P6"><text:span text:style-name="T1"/></text:p>
      <text:p text:style-name="P6"><text:span text:style-name="T1"><text:s text:c="10"/>It is important to notice that integral calculus is taught on first </text:span><text:span text:style-name="T12">u</text:span><text:span text:style-name="T1">semester and they were on their seco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21:15.076080327</meta:creation-date>
    <dc:date>2019-10-08T18:26:22.977819633</dc:date>
    <meta:editing-duration>PT9M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2" meta:paragraph-count="39" meta:word-count="668" meta:character-count="3965" meta:non-whitespace-character-count="3132"/>
  </office:meta>
</office:document-meta>
</file>